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9517" officeooo:paragraph-rsid="001b9517"/>
    </style:style>
    <style:style style:name="P2" style:family="paragraph" style:parent-style-name="Standard" style:list-style-name="L1">
      <style:text-properties officeooo:rsid="001b9517" officeooo:paragraph-rsid="001b95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2 p. 54</text:p>
      <text:p text:style-name="P1"/>
      <text:list xml:id="list1515127139696912304" text:style-name="L1">
        <text:list-item>
          <text:p text:style-name="P2">///</text:p>
          <text:p text:style-name="P2">Es la carátula de un libreto/folleto</text:p>
          <text:p text:style-name="P2">Es en blanco y negro</text:p>
          <text:p text:style-name="P2">Título en rojo → la sangre</text:p>
          <text:p text:style-name="P2"/>
        </text:list-item>
        <text:list-item>
          <text:p text:style-name="P2"/>
          <text:list>
            <text:list-item>
              <text:p text:style-name="P2">.</text:p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5:40:11.921000000</meta:creation-date>
    <dc:date>2018-10-18T15:49:28.405000000</dc:date>
    <meta:editing-duration>PT9M16S</meta:editing-duration>
    <meta:editing-cycles>1</meta:editing-cycles>
    <meta:document-statistic meta:table-count="0" meta:image-count="0" meta:object-count="0" meta:page-count="1" meta:paragraph-count="7" meta:word-count="26" meta:character-count="103" meta:non-whitespace-character-count="86"/>
    <meta:generator>LibreOffice/5.1.6.2$Windows_x86 LibreOffice_project/07ac168c60a517dba0f0d7bc7540f5afa45f0909</meta:generator>
  </office:meta>
</office:document-meta>
</file>